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color="#0000ff" style:font-name="Times" style:font-name-complex="Times" style:font-style-complex="italic" text:display="none"/>
    </style:style>
    <style:style style:name="P5" style:family="paragraph" style:parent-style-name="Standard">
      <style:paragraph-properties loext:contextual-spacing="false" fo:margin-left="0in" fo:margin-right="0.0472in" fo:margin-top="0.028in" fo:margin-bottom="0in" fo:text-indent="0in" style:auto-text-indent="false">
        <style:tab-stops>
          <style:tab-stop style:position="0.7882in"/>
        </style:tab-stops>
      </style:paragraph-properties>
    </style:style>
    <style:style style:name="P6" style:family="paragraph" style:parent-style-name="Standard">
      <style:paragraph-properties fo:margin-left="0in" fo:margin-right="0.25in" fo:text-indent="0in" style:auto-text-indent="false"/>
    </style:style>
    <style:style style:name="P7" style:family="paragraph" style:parent-style-name="InfoBlue">
      <style:paragraph-properties fo:margin-left="0in" fo:margin-right="0in" fo:text-indent="0.25in" style:auto-text-indent="false"/>
    </style:style>
    <style:style style:name="P8" style:family="paragraph" style:parent-style-name="Text_20_body">
      <style:paragraph-properties fo:margin-left="0.5in" fo:margin-right="0in" fo:text-indent="0in" style:auto-text-indent="false"/>
      <style:text-properties fo:color="#000000"/>
    </style:style>
    <style:style style:name="P9" style:family="paragraph" style:parent-style-name="InfoBlue">
      <style:paragraph-properties fo:margin-left="0.5in" fo:margin-right="0in" fo:text-indent="0in" style:auto-text-indent="false"/>
      <style:text-properties fo:color="#000000"/>
    </style:style>
    <style:style style:name="P10" style:family="paragraph" style:parent-style-name="Standard" style:list-style-name="L1"/>
    <style:style style:name="P11" style:family="paragraph" style:parent-style-name="Standard" style:list-style-name="WWNum31"/>
    <style:style style:name="P12" style:family="paragraph" style:parent-style-name="Standard" style:list-style-name="L2"/>
    <style:style style:name="P13" style:family="paragraph" style:parent-style-name="Standard" style:list-style-name="WW8Num4"/>
    <style:style style:name="P14" style:family="paragraph" style:parent-style-name="Standard" style:list-style-name="L3"/>
    <style:style style:name="P15" style:family="paragraph" style:parent-style-name="Standard" style:list-style-name="WW8Num9"/>
    <style:style style:name="P16" style:family="paragraph" style:parent-style-name="Heading" style:master-page-name="Standard">
      <style:paragraph-properties style:page-number="auto"/>
    </style:style>
    <style:style style:name="T1" style:family="text">
      <style:text-properties style:font-name="Symbol" style:font-name-asian="Symbol" style:font-name-complex="Symbol"/>
    </style:style>
    <style:style style:name="T2" style:family="text">
      <style:text-properties text:display="none"/>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fo:font-style="italic" style:font-style-asian="italic" text:display="none"/>
    </style:style>
    <style:style style:name="T8" style:family="text">
      <style:text-properties fo:color="#000000"/>
    </style:style>
    <style:style style:name="T9"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rAIner</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2">Microsoft</text:span><text:span text:style-name="T5">® </text:span><text:span text:style-name="T2">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4"/>
      <text:h text:style-name="Heading_20_1" text:outline-level="1">Purpose</text:h>
      <text:p text:style-name="Standard">This document describes the philosophy, decisions, constraints, justifications, significant elements, and any other overarching aspects of the system that shape the design and implementation.</text:p>
      <text:p text:style-name="InfoBlue"/>
      <text:h text:style-name="Heading_20_1" text:outline-level="1">Architectural goals and philosophy</text:h>
      <text:p text:style-name="Standard">The following architectural goals need to be considered during design:</text:p>
      <text:list xml:id="list8669620089132249538" text:style-name="L1">
        <text:list-item>
          <text:p text:style-name="P10">user friendly UI </text:p>
        </text:list-item>
        <text:list-item>
          <text:p text:style-name="P10">eye pleasing design </text:p>
        </text:list-item>
        <text:list-item>
          <text:p text:style-name="P10">different screens to play and to create the maps</text:p>
        </text:list-item>
        <text:list-item>
          <text:p text:style-name="P10">smooth visualization for AI / player movements</text:p>
        </text:list-item>
        <text:list-item>
          <text:p text:style-name="P10">offline functionality</text:p>
        </text:list-item>
        <text:list-item>
          <text:p text:style-name="P10">local storage of maps </text:p>
        </text:list-item>
        <text:list-item>
          <text:p text:style-name="P10">store leader board online</text:p>
        </text:list-item>
        <text:list-item>
          <text:p text:style-name="P10">read local maps</text:p>
        </text:list-item>
        <text:list-item>
          <text:p text:style-name="P10">run AI algorithm in background → multi threaded</text:p>
        </text:list-item>
        <text:list-item>
          <text:p text:style-name="P10">configuration of AI hyperparameters in sidebar</text:p>
        </text:list-item>
        <text:list-item>
          <text:p text:style-name="P10">automated unit test</text:p>
        </text:list-item>
        <text:list-item>
          <text:p text:style-name="P10">support multiple languages</text:p>
        </text:list-item>
        <text:list-item>
          <text:p text:style-name="P10">separate configuration panels</text:p>
        </text:list-item>
        <text:list-item>
          <text:p text:style-name="P10">futuristic look</text:p>
        </text:list-item>
        <text:list-item>
          <text:p text:style-name="P10">play levels with keyboard</text:p>
        </text:list-item>
        <text:list-item>
          <text:p text:style-name="P10">represent map by matrix of different blocks</text:p>
        </text:list-item>
        <text:list-item>
          <text:p text:style-name="P10">different behavior for different blocks on the map</text:p>
        </text:list-item>
      </text:list>
      <text:p text:style-name="Standard"/>
      <text:p text:style-name="InfoBlue"/>
      <text:h text:style-name="Heading_20_1" text:outline-level="1">Assumptions and dependencies</text:h>
      <text:list xml:id="list7907327162417419946" text:style-name="WWNum31">
        <text:list-item>
          <text:p text:style-name="P11">From users perspective playing the game should be intuitive. </text:p>
        </text:list-item>
        <text:list-item>
          <text:p text:style-name="P11">In the same time the game must be interactive. The more interactive the game is, the less intuitive it becomes.</text:p>
        </text:list-item>
        <text:list-item>
          <text:p text:style-name="P11">Java runs cross platform so the game will be implemented in Java </text:p>
        </text:list-item>
        <text:list-item>
          <text:p text:style-name="P11">Due to team’s low experience in development of projects and time constraints. </text:p>
        </text:list-item>
        <text:list-item>
          <text:p text:style-name="P11">Most of information about AI is in English, therefore we assume that most of users know English, therefore the default language is English</text:p>
        </text:list-item>
        <text:list-item>
          <text:p text:style-name="P11">The budget of the project is 0 euro, and theoretically could increase to 50. Therefore we will use a free hosting server </text:p>
        </text:list-item>
      </text:list>
      <text:h text:style-name="Heading_20_1" text:outline-level="1">Architecturally significant requirements</text:h>
      <text:list xml:id="list7428366851405755207" text:style-name="L2">
        <text:list-item>
          <text:p text:style-name="P12">user friendly UI</text:p>
        </text:list-item>
        <text:list-item>
          <text:p text:style-name="P12">different screens to play and to create the maps</text:p>
        </text:list-item>
        <text:list-item>
          <text:p text:style-name="P12">multi - threading support</text:p>
        </text:list-item>
        <text:list-item>
          <text:p text:style-name="P12">store leader board online</text:p>
        </text:list-item>
        <text:list-item>
          <text:p text:style-name="P12">playability / fun factor</text:p>
        </text:list-item>
      </text:list>
      <text:p text:style-name="Standard"/>
      <text:p text:style-name="InfoBlue">[Insert a reference or link to the requirements that must be implemented to realize the architecture.]</text:p>
      <text:h text:style-name="Heading_20_1" text:outline-level="1"><text:soft-page-break/>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1308359481196943861" text:style-name="WW8Num4">
        <text:list-item>
          <text:p text:style-name="P13">The maps will be saved in xml format </text:p>
        </text:list-item>
        <text:list-item>
          <text:p text:style-name="P13">We add an option for a user to try playing the map himself as it gives makes the game more fun and interactive. In addition creates a better understanding of an AI task</text:p>
        </text:list-item>
        <text:list-item>
          <text:p text:style-name="P13">The game should be able to be played offline. Therefore we will use local storage of the maps<text:bookmark text:name="_GoBack"/></text:p>
        </text:list-item>
      </text:list>
      <text:p text:style-name="Standard"/>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7">[Describe the purpose, attributes, and function of the architectural mechanism.]</text:p>
      <text:h text:style-name="Heading_20_2" text:outline-level="2">Artificial Intelligence Mechanism</text:h>
      <text:p text:style-name="P8">The user will train his players with his custom-built maps based upon the AI algorithm. Furthermore the user will be able to adjust some hyper-parameters to improve his AI.</text:p>
      <text:h text:style-name="Heading_20_2" text:outline-level="2">User interface</text:h>
      <text:p text:style-name="P9">Displaying user friendly interface with smooth animations &amp; no flickering.</text:p>
      <text:h text:style-name="Heading_20_2" text:outline-level="2">Map building mechanism</text:h>
      <text:p text:style-name="P9">User can build custom maps which will be used for the training of the AI. The maps will then be saved &amp; can be reloaded at any given time by the user.</text:p>
      <text:h text:style-name="Heading_20_1" text:outline-level="1">Key abstractions</text:h>
      <text:list xml:id="list2807558629313422756" text:style-name="L3">
        <text:list-item>
          <text:p text:style-name="P14">Map Builder Canvas</text:p>
        </text:list-item>
        <text:list-item>
          <text:p text:style-name="P14">Game Loop</text:p>
        </text:list-item>
        <text:list-item>
          <text:p text:style-name="P14">Connection</text:p>
        </text:list-item>
        <text:list-item>
          <text:p text:style-name="P14">Map storage</text:p>
        </text:list-item>
        <text:list-item>
          <text:p text:style-name="P14">Interface</text:p>
        </text:list-item>
      </text:list>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text:soft-page-break/>Recommended views</text:h>
      <text:list xml:id="list9002182322892133487" text:style-name="WW8Num9">
        <text:list-item>
          <text:p text:style-name="P15"><text:span text:style-name="T6">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15"><text:span text:style-name="T6">Operational:</text:span> Describes the physical nodes of the system and the processes, threads, and components that run on those physical nodes. This view isn’t necessary if the system runs in a single process and thread.</text:p>
        </text:list-item>
        <text:list-item>
          <text:p text:style-name="P15"><text:span text:style-name="T6">Use case: </text:span>A list or diagram of the use cases that contain architecturally significant requirements.</text:p>
        </text:list-item>
      </text:list>
      <text:p text:style-name="Standard"><text:bookmark text:name="_PictureBullets"/><text:span text:style-name="InfoBlue_20_Char"><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loext:contextual-spacing="false"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loext:contextual-spacing="false"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 style:class="text">
      <style:paragraph-properties fo:margin-left="0in" fo:margin-right="0in" fo:text-indent="0.25in"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in" fo:margin-right="0in" fo:text-indent="0in"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loext:contextual-spacing="false"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loext:contextual-spacing="false"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loext:contextual-spacing="false"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loext:contextual-spacing="false"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loext:contextual-spacing="false"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loext:contextual-spacing="false"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loext:contextual-spacing="false"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loext:contextual-spacing="false"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aragraph1" style:family="paragraph" style:parent-style-name="Standard">
      <style:paragraph-properties loext:contextual-spacing="false" fo:margin-top="0.0555in" fo:margin-bottom="0in" fo:line-height="100%" fo:text-align="justify" style:justify-single-word="false"/>
    </style:style>
    <style:style style:name="Tabletext" style:family="paragraph" style:parent-style-name="Standard">
      <style:paragraph-properties loext:contextual-spacing="false" fo:margin-top="0in" fo:margin-bottom="0.0835in" fo:keep-together="always"/>
    </style:style>
    <style:style style:name="Paragraph3" style:family="paragraph" style:parent-style-name="Standard">
      <style:paragraph-properties loext:contextual-spacing="false" fo:margin-left="1.0626in" fo:margin-right="0in" fo:margin-top="0.0555in" fo:margin-bottom="0in" fo:line-height="100%" fo:text-align="justify" style:justify-single-word="false" fo:text-indent="0in" style:auto-text-indent="false"/>
    </style:style>
    <style:style style:name="Normal_20__28_Web_29_" style:display-name="Normal (Web)" style:family="paragraph" style:parent-style-name="Standard">
      <style:paragraph-properties loext:contextual-spacing="false" fo:margin-top="0.0693in" fo:margin-bottom="0.0693in" fo:line-height="100%" fo:orphans="2" fo:widows="2"/>
      <style:text-properties style:font-name="Arial" style:font-name-complex="Arial"/>
    </style:style>
    <style:style style:name="Footnote" style:family="paragraph" style:parent-style-name="Standard" style:class="extra">
      <style:paragraph-properties loext:contextual-spacing="false" fo:margin-left="0.25in" fo:margin-right="0in" fo:margin-top="0.028in" fo:margin-bottom="0.028in" fo:keep-together="always" fo:text-indent="-0.25in" style:auto-text-indent="false" fo:padding="0in" fo:border-left="none" fo:border-right="none" fo:border-top="none" fo:border-bottom="0.0102in solid #000000" fo:keep-with-next="always"/>
      <style:text-properties style:font-name="Helvetica" fo:font-size="8pt" style:font-size-asian="8pt" style:font-name-complex="Helvetica"/>
    </style:style>
    <style:style style:name="Document_20_Map" style:display-name="Document Map" style:family="paragraph" style:parent-style-name="Standard">
      <style:text-properties style:font-name="Tahoma" style:font-name-complex="Tahoma"/>
    </style:style>
    <style:style style:name="Paragraph4" style:family="paragraph" style:parent-style-name="Standard">
      <style:paragraph-properties loext:contextual-spacing="false"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Main_20_Title" style:display-name="Main Title" style:family="paragraph" style:parent-style-name="Standard">
      <style:paragraph-properties loext:contextual-spacing="false"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loext:contextual-spacing="false"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loext:contextual-spacing="false"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loext:contextual-spacing="false" fo:margin-top="0in" fo:margin-bottom="0.0835in" fo:orphans="2" fo:widows="2">
        <style:tab-stops>
          <style:tab-stop style:position="0.3752in"/>
          <style:tab-stop style:position="0.8752in"/>
        </style:tab-stops>
      </style:paragraph-properties>
      <style:text-properties fo:color="#0000ff" style:font-name="Times" style:font-name-complex="Times" style:font-style-complex="italic"/>
    </style:style>
    <style:style style:name="infoblue" style:family="paragraph" style:parent-style-name="Standard">
      <style:paragraph-properties loext:contextual-spacing="false" fo:margin-top="0.0693in" fo:margin-bottom="0.0693in"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loext:contextual-spacing="false" fo:margin-left="0.0783in" fo:margin-right="0.0783in" fo:margin-top="0.0417in" fo:margin-bottom="0.0417in" fo:line-height="0.2083in" fo:keep-together="always" fo:orphans="2" fo:widows="2" fo:text-indent="0in" style:auto-text-indent="false">
        <style:tab-stops>
          <style:tab-stop style:position="0.8752in"/>
        </style:tab-stops>
      </style:paragraph-properties>
      <style:text-properties fo:color="#000000" style:font-name="Verdana" fo:font-size="8pt" fo:language="pt" fo:country="PT" style:font-size-asian="8pt" style:font-name-complex="Verdana" style:font-size-complex="8pt" style:font-weight-complex="bold"/>
    </style:style>
    <style:style style:name="bullet1pararede" style:family="paragraph" style:parent-style-name="Standard">
      <style:paragraph-properties loext:contextual-spacing="false" fo:margin-top="0.0693in" fo:margin-bottom="0.0693in" fo:line-height="100%" fo:orphans="2" fo:widows="2"/>
      <style:text-properties style:font-name="Arial" style:font-name-complex="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3z0" style:family="text"/>
    <style:style style:name="WW8Num3z1" style:family="text">
      <style:text-properties fo:color="#000000" style:font-name="Wingdings" style:font-name-complex="Wingding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language="en" fo:country="US" style:font-name-complex="Times" style:language-complex="ar" style:country-complex="SA" style:font-style-complex="italic"/>
    </style:style>
    <style:style style:name="Bullet_20_Symbols" style:display-name="Bullet Symbols" style:family="text">
      <style:text-properties style:font-name="OpenSymbol1" style:font-name-asian="OpenSymbol1" style:font-name-complex="OpenSymbol1"/>
    </style:style>
    <style:style style:name="ListLabel_20_36" style:display-name="ListLabel 36" style:family="text">
      <style:text-properties style:font-name-asian="Times New Roman1" style:font-name-complex="Times New Roman1"/>
    </style:style>
    <style:style style:name="ListLabel_20_37" style:display-name="ListLabel 37" style:family="text">
      <style:text-properties style:font-name-complex="Courier New2"/>
    </style:style>
    <style:style style:name="ListLabel_20_38" style:display-name="ListLabel 38" style:family="text">
      <style:text-properties style:font-name-complex="Courier New2"/>
    </style:style>
    <style:style style:name="ListLabel_20_39" style:display-name="ListLabel 39" style:family="text">
      <style:text-properties style:font-name-complex="Courier New2"/>
    </style:style>
    <style:style style:name="ListLabel_20_32" style:display-name="ListLabel 32" style:family="text">
      <style:text-properties style:use-window-font-color="true"/>
    </style:style>
    <style:style style:name="ListLabel_20_33" style:display-name="ListLabel 33" style:family="text">
      <style:text-properties style:font-name-complex="Courier New2"/>
    </style:style>
    <style:style style:name="ListLabel_20_34" style:display-name="ListLabel 34" style:family="text">
      <style:text-properties style:font-name-complex="Courier New2"/>
    </style:style>
    <style:style style:name="ListLabel_20_35" style:display-name="ListLabel 35" style:family="text">
      <style:text-properties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15in" fo:margin-left="0.1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3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3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loext:contextual-spacing="false" fo:margin-left="0in" fo:margin-right="0.0472in" fo:margin-top="0.028in" fo:margin-bottom="0in" fo:text-indent="0in" style:auto-text-indent="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rAIner</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18.10.2018</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1"></text:span><text:user-defined style:data-style-name="N0" text:name="Company"/>, <text:date style:data-style-name="N116" text:date-value="2018-10-25T11:49:23">2018</text:date></text:p>
            </table:table-cell>
            <table:table-cell table:style-name="Table1.A1" office:value-type="string">
              <text:p text:style-name="MP5">Page <text:span text:style-name="Page_20_Number"><text:page-number text:select-page="current">3</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upporting Requirements</dc:title>
    <dc:subject>&lt;Project Name&gt;</dc:subject>
    <meta:keyword/>
    <dc:description/>
    <meta:creation-date>2018-10-18T11:31:35.159523730</meta:creation-date>
    <dc:date>2018-10-25T11:49:23</dc:date>
    <meta:print-date>2001-03-15T14:26:00</meta:print-date>
    <meta:editing-cycles>6</meta:editing-cycles>
    <meta:editing-duration>PT1H2M54S</meta:editing-duration>
    <meta:generator>OpenOffice/4.1.5$Unix OpenOffice.org_project/415m1$Build-9789</meta:generator>
    <meta:document-statistic meta:table-count="2" meta:image-count="0" meta:object-count="0" meta:page-count="3" meta:paragraph-count="74" meta:word-count="856" meta:character-count="5242"/>
  </office:meta>
</office:document-meta>
</file>